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in" fo:margin-right="0in" fo:margin-top="0in" fo:margin-bottom="0in" style:line-height-at-least="0.1382in" fo:text-align="start" style:justify-single-word="false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.19999980926514pt" fo:letter-spacing="normal" fo:font-style="normal" fo:font-weight="normal" fo:background-color="#ffffff"/>
    </style:style>
    <style:style style:name="T2" style:family="text">
      <style:text-properties fo:font-variant="normal" fo:text-transform="none" fo:color="#000000" fo:letter-spacing="normal" fo:background-color="#ffffff"/>
    </style:style>
    <style:style style:name="T3" style:family="text">
      <style:text-properties fo:font-variant="normal" fo:text-transform="none" fo:color="#808080" style:font-name="Consolas" fo:font-size="9.19999980926514pt" fo:letter-spacing="normal" fo:font-style="normal" fo:font-weight="bold" fo:background-color="#ffffff"/>
    </style:style>
    <style:style style:name="T4" style:family="text">
      <style:text-properties fo:font-variant="normal" fo:text-transform="none" fo:color="#006699" style:font-name="Consolas" fo:font-size="9.19999980926514pt" fo:letter-spacing="normal" fo:font-style="normal" fo:font-weight="bold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ncan Wilson</text:p>
      <text:p text:style-name="Standard">Chapter 20 Questions </text:p>
      <text:p text:style-name="Standard">April 24, 2014</text:p>
      <text:p text:style-name="Standard"/>
      <text:list xml:id="list1671141969" text:style-name="L1">
        <text:list-item>
          <text:p text:style-name="P1">(T/F) The edges will be able to colored using four color if the graph is planar. </text:p>
          <text:p text:style-name="P1">Correct answer: True<text:line-break/></text:p>
        </text:list-item>
        <text:list-item>
          <text:p text:style-name="P1">The shortest path between two vertices on a directed and weighted graph has the smallest sum of ________.</text:p>
          <text:p text:style-name="P1">a. edges <text:s/></text:p>
          <text:p text:style-name="P1">b. costs </text:p>
          <text:p text:style-name="P1">c. vertices</text:p>
          <text:p text:style-name="P1">d. <text:s/>edge weights <text:line-break/>Correct answer b or d, although the book explicitly states d. <text:line-break/> </text:p>
        </text:list-item>
        <text:list-item>
          <text:p text:style-name="P1">The common implementations of a graph is an adjacency _______ and an adjacency _________.<text:line-break/>Correct Answer: matrix, list<text:line-break/></text:p>
        </text:list-item>
        <text:list-item>
          <text:p text:style-name="P1">Write the constructor for a graph of the class vertex to represent vertex data and using the matrix form of adjacency representation:</text:p>
          <text:p text:style-name="P1"><text:s text:c="2"/></text:p>
          <text:p text:style-name="P1"><text:span text:style-name="Source_20_Text"><text:span text:style-name="T1">WeightedGraph::WeightedGraph(</text:span></text:span><text:span text:style-name="Source_20_Text"><text:span text:style-name="T3">int</text:span></text:span><text:span text:style-name="T1"> </text:span><text:span text:style-name="Source_20_Text"><text:span text:style-name="T1">maxNumber)</text:span></text:span></text:p>
        </text:list-item>
      </text:list>
      <text:p text:style-name="P2"><text:span text:style-name="Source_20_Text"><text:span text:style-name="T2">   </text:span></text:span><text:span text:style-name="Source_20_Text"><text:span text:style-name="T1">{</text:span></text:span></text:p>
      <text:p text:style-name="P2"><text:span text:style-name="Source_20_Text"><text:span text:style-name="T2">    </text:span></text:span><text:span text:style-name="Source_20_Text"><text:span text:style-name="T1">vertexList = </text:span></text:span><text:span text:style-name="Source_20_Text"><text:span text:style-name="T4">new</text:span></text:span><text:span text:style-name="T1"> </text:span><text:span text:style-name="Source_20_Text"><text:span text:style-name="T1">Vertex[maxNumber]; </text:span></text:span></text:p>
      <text:p text:style-name="P2"><text:span text:style-name="Source_20_Text"><text:span text:style-name="T2">    </text:span></text:span><text:span text:style-name="Source_20_Text"><text:span text:style-name="T1">adjMatrix = </text:span></text:span><text:span text:style-name="Source_20_Text"><text:span text:style-name="T4">new</text:span></text:span><text:span text:style-name="T1"> </text:span><text:span text:style-name="Source_20_Text"><text:span text:style-name="T3">int</text:span></text:span><text:span text:style-name="Source_20_Text"><text:span text:style-name="T1">[maxNumber*maxNumber]; </text:span></text:span></text:p>
      <text:p text:style-name="P2"><text:span text:style-name="Source_20_Text"><text:span text:style-name="T2">    </text:span></text:span><text:span text:style-name="Source_20_Text"><text:span text:style-name="T4">for</text:span></text:span><text:span text:style-name="Source_20_Text"><text:span text:style-name="T1">(</text:span></text:span><text:span text:style-name="Source_20_Text"><text:span text:style-name="T3">int</text:span></text:span><text:span text:style-name="T1"> </text:span><text:span text:style-name="Source_20_Text"><text:span text:style-name="T1">i = 0; i &lt; maxNumber*maxNumber; i++)</text:span></text:span></text:p>
      <text:p text:style-name="P2"><text:span text:style-name="Source_20_Text"><text:span text:style-name="T2">     </text:span></text:span><text:span text:style-name="Source_20_Text"><text:span text:style-name="T1">{</text:span></text:span></text:p>
      <text:p text:style-name="P2"><text:span text:style-name="Source_20_Text"><text:span text:style-name="T2">      </text:span></text:span><text:span text:style-name="Source_20_Text"><text:span text:style-name="T1">adjMatrix[i] = INFINITE_EDGE_WT;</text:span></text:span></text:p>
      <text:p text:style-name="P2"><text:span text:style-name="Source_20_Text"><text:span text:style-name="T2">     </text:span></text:span><text:span text:style-name="Source_20_Text"><text:span text:style-name="T1">}</text:span></text:span></text:p>
      <text:p text:style-name="P2"><text:span text:style-name="Source_20_Text"><text:span text:style-name="T2">    </text:span></text:span><text:span text:style-name="Source_20_Text"><text:span text:style-name="T1">size = 0; </text:span></text:span></text:p>
      <text:p text:style-name="P2"><text:span text:style-name="Source_20_Text"><text:span text:style-name="T2">    </text:span></text:span><text:span text:style-name="Source_20_Text"><text:span text:style-name="T1">maxSize = maxNumber; </text:span></text:span></text:p>
      <text:p text:style-name="P2"><text:span text:style-name="Source_20_Text"><text:span text:style-name="T2">   </text:span></text:span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'Bitstream Vera Sans Mono', 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can Wilson</meta:initial-creator>
    <meta:creation-date>2014-04-25T22:17:37</meta:creation-date>
    <meta:document-statistic meta:table-count="0" meta:image-count="0" meta:object-count="0" meta:page-count="1" meta:paragraph-count="24" meta:word-count="140" meta:character-count="903"/>
    <dc:date>2014-04-25T23:13:06</dc:date>
    <dc:creator>Duncan Wilson</dc:creator>
    <meta:editing-duration>PT8M28S</meta:editing-duration>
    <meta:editing-cycles>1</meta:editing-cycles>
    <meta:generator>OpenOffice.org/3.3$Unix OpenOffice.org_project/330m20$Build-9567</meta:generator>
  </office:meta>
</office:document-meta>
</file>